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Standard">
      <style:text-properties officeooo:rsid="00176950" officeooo:paragraph-rsid="00176950"/>
    </style:style>
    <style:style style:name="P22" style:family="paragraph" style:parent-style-name="Standard">
      <style:paragraph-properties fo:text-align="start" style:justify-single-word="false"/>
      <style:text-properties officeooo:rsid="00176950" officeooo:paragraph-rsid="00176950"/>
    </style:style>
    <style:style style:name="P23" style:family="paragraph" style:parent-style-name="Standard">
      <style:text-properties officeooo:rsid="001bbf68" officeooo:paragraph-rsid="001bbf68"/>
    </style:style>
    <style:style style:name="P24" style:family="paragraph" style:parent-style-name="Heading_20_1" style:master-page-name="First_20_Page">
      <style:paragraph-properties style:page-number="auto"/>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text-properties officeooo:rsid="00176950" officeooo:paragraph-rsid="00176950"/>
    </style:style>
    <style:style style:name="P29" style:family="paragraph" style:parent-style-name="Standard">
      <style:text-properties officeooo:rsid="00176950" officeooo:paragraph-rsid="00176950"/>
    </style:style>
    <style:style style:name="P30" style:family="paragraph">
      <style:paragraph-properties style:writing-mode="lr-tb"/>
      <style:text-properties style:font-name="Times New Roman" fo:font-size="1pt"/>
    </style:style>
    <style:style style:name="P31"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d82ba" style:font-name-asian="Times New Roman" style:font-size-asian="12pt" style:font-name-complex="Times New Roman" style:font-size-complex="12pt" style:language-complex="ar" style:country-complex="SA"/>
    </style:style>
    <style:style style:name="T6" style:family="text">
      <style:text-properties officeooo:rsid="00039a85"/>
    </style:style>
    <style:style style:name="T7" style:family="text">
      <style:text-properties officeooo:rsid="0005a71d"/>
    </style:style>
    <style:style style:name="T8" style:family="text">
      <style:text-properties officeooo:rsid="0015219d"/>
    </style:style>
    <style:style style:name="T9" style:family="text">
      <style:text-properties officeooo:rsid="00170c2d"/>
    </style:style>
    <style:style style:name="T10" style:family="text">
      <style:text-properties officeooo:rsid="00176950"/>
    </style:style>
    <style:style style:name="T11" style:family="text">
      <style:text-properties officeooo:rsid="00189fa3"/>
    </style:style>
    <style:style style:name="T12" style:family="text">
      <style:text-properties officeooo:rsid="001af72b"/>
    </style:style>
    <style:style style:name="T13" style:family="text">
      <style:text-properties officeooo:rsid="001bab31"/>
    </style:style>
    <style:style style:name="T14" style:family="text">
      <style:text-properties officeooo:rsid="001bbf68"/>
    </style:style>
    <style:style style:name="T15" style:family="text">
      <style:text-properties officeooo:rsid="001d82ba"/>
    </style:style>
    <style:style style:name="T16" style:family="text">
      <style:text-properties officeooo:rsid="001f3a99"/>
    </style:style>
    <style:style style:name="T17" style:family="text">
      <style:text-properties officeooo:rsid="002298a6"/>
    </style:style>
    <style:style style:name="T18"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6034784" text:id="ct105553166034784">
          <text:insertion>
            <office:change-info>
              <dc:creator>Bob Jacobsen</dc:creator>
              <dc:date>2023-11-05T15:57:02</dc:date>
            </office:change-info>
          </text:insertion>
        </text:changed-region>
        <text:changed-region xml:id="ct105553166035024" text:id="ct105553166035024">
          <text:deletion>
            <office:change-info>
              <dc:creator>Bob Jacobsen</dc:creator>
              <dc:date>2023-11-12T15:50:32</dc:date>
            </office:change-info>
            <text:p text:style-name="Standard">that</text:p>
          </text:deletion>
        </text:changed-region>
        <text:changed-region xml:id="ct105553166035264" text:id="ct105553166035264">
          <text:insertion>
            <office:change-info>
              <dc:creator>Bob Jacobsen</dc:creator>
              <dc:date>2023-11-12T15:50:32</dc:date>
            </office:change-info>
          </text:insertion>
        </text:changed-region>
        <text:changed-region xml:id="ct105553166037184" text:id="ct105553166037184">
          <text:insertion>
            <office:change-info>
              <dc:creator>Bob Jacobsen</dc:creator>
              <dc:date>2023-11-05T15:58:45</dc:date>
            </office:change-info>
          </text:insertion>
        </text:changed-region>
        <text:changed-region xml:id="ct105553165968768" text:id="ct105553165968768">
          <text:insertion>
            <office:change-info>
              <dc:creator>Bob Jacobsen</dc:creator>
              <dc:date>2023-11-19T14:47:18</dc:date>
            </office:change-info>
          </text:insertion>
        </text:changed-region>
        <text:changed-region xml:id="ct105553165968288" text:id="ct105553165968288">
          <text:insertion>
            <office:change-info>
              <dc:creator>Bob Jacobsen</dc:creator>
              <dc:date>2023-11-19T14:51:40</dc:date>
            </office:change-info>
          </text:insertion>
        </text:changed-region>
        <text:changed-region xml:id="ct105553165969008" text:id="ct105553165969008">
          <text:insertion>
            <office:change-info>
              <dc:creator>Bob Jacobsen</dc:creator>
              <dc:date>2023-11-19T14:48:19</dc:date>
            </office:change-info>
          </text:insertion>
        </text:changed-region>
        <text:changed-region xml:id="ct105553166037904" text:id="ct105553166037904">
          <text:insertion>
            <office:change-info>
              <dc:creator>Bob Jacobsen</dc:creator>
              <dc:date>2023-11-05T16:00:44</dc:date>
            </office:change-info>
          </text:insertion>
        </text:changed-region>
        <text:changed-region xml:id="ct105553166038144" text:id="ct105553166038144">
          <text:insertion>
            <office:change-info>
              <dc:creator>Bob Jacobsen</dc:creator>
              <dc:date>2023-11-05T16:01:39</dc:date>
            </office:change-info>
          </text:insertion>
        </text:changed-region>
        <text:changed-region xml:id="ct105553166038384" text:id="ct105553166038384">
          <text:insertion>
            <office:change-info>
              <dc:creator>Bob Jacobsen</dc:creator>
              <dc:date>2023-11-05T16:21:21</dc:date>
            </office:change-info>
          </text:insertion>
        </text:changed-region>
        <text:changed-region xml:id="ct105553166038864" text:id="ct105553166038864">
          <text:insertion>
            <office:change-info>
              <dc:creator>Bob Jacobsen</dc:creator>
              <dc:date>2023-11-05T16:21:33</dc:date>
            </office:change-info>
          </text:insertion>
        </text:changed-region>
        <text:changed-region xml:id="ct105553166038624" text:id="ct105553166038624">
          <text:insertion>
            <office:change-info>
              <dc:creator>Bob Jacobsen</dc:creator>
              <dc:date>2023-11-05T16:21:43</dc:date>
            </office:change-info>
          </text:insertion>
        </text:changed-region>
        <text:changed-region xml:id="ct105553166039344" text:id="ct105553166039344">
          <text:insertion>
            <office:change-info>
              <dc:creator>Bob Jacobsen</dc:creator>
              <dc:date>2023-11-05T16:22:45</dc:date>
            </office:change-info>
          </text:insertion>
        </text:changed-region>
        <text:changed-region xml:id="ct105553166039824" text:id="ct105553166039824">
          <text:insertion>
            <office:change-info>
              <dc:creator>Bob Jacobsen</dc:creator>
              <dc:date>2023-11-05T16:23:46</dc:date>
            </office:change-info>
          </text:insertion>
        </text:changed-region>
        <text:changed-region xml:id="ct105553165717728" text:id="ct105553165717728">
          <text:deletion>
            <office:change-info>
              <dc:creator>Bob Jacobsen</dc:creator>
              <dc:date>2023-11-20T07:54:31</dc:date>
            </office:change-info>
            <text:p text:style-name="P21">the MT</text:p>
          </text:deletion>
        </text:changed-region>
        <text:changed-region xml:id="ct105553165721328" text:id="ct105553165721328">
          <text:insertion>
            <office:change-info>
              <dc:creator>Bob Jacobsen</dc:creator>
              <dc:date>2023-11-20T07:54:31</dc:date>
            </office:change-info>
          </text:insertion>
        </text:changed-region>
        <text:changed-region xml:id="ct105553165830016" text:id="ct105553165830016">
          <text:insertion>
            <office:change-info>
              <dc:creator>Bob Jacobsen</dc:creator>
              <dc:date>2023-11-05T16:24:11</dc:date>
            </office:change-info>
          </text:insertion>
        </text:changed-region>
        <text:changed-region xml:id="ct105553165830496" text:id="ct105553165830496">
          <text:insertion>
            <office:change-info>
              <dc:creator>Bob Jacobsen</dc:creator>
              <dc:date>2023-11-05T16:25:14</dc:date>
            </office:change-info>
          </text:insertion>
        </text:changed-region>
        <text:changed-region xml:id="ct105553165829776" text:id="ct105553165829776">
          <text:insertion>
            <office:change-info>
              <dc:creator>Bob Jacobsen</dc:creator>
              <dc:date>2023-11-05T16:26:18</dc:date>
            </office:change-info>
          </text:insertion>
        </text:changed-region>
        <text:changed-region xml:id="ct105553165830736" text:id="ct105553165830736">
          <text:deletion>
            <office:change-info>
              <dc:creator>Bob Jacobsen</dc:creator>
              <dc:date>2023-11-05T16:24:11</dc:date>
            </office:change-info>
            <text:p text:style-name="P21">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66034784"/><text:span text:style-name="T8">In addition, the Event ID can be accompanied by one or </text:span><text:span text:style-name="T11">more </text:span><text:span text:style-name="T8">b</text:span><text:span text:style-name="T11">yt</text:span><text:span text:style-name="T8">es of payload whose content is defined by other OpenLCB documents. </text:span><text:change-end text:change-id="ct105553166034784"/>This document defines <text:change text:change-id="ct105553166035024"/><text:change-start text:change-id="ct105553166035264"/><text:span text:style-name="T12">the</text:span><text:change-end text:change-id="ct105553166035264"/>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5">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5">The OpenLCB Event Identifiers Standard, which defines the format and content of <text:s/>Event IDs including the class of Well-Known Event IDs and Automatically-Routed Event IDs.</text:p>
        </text:list-item>
        <text:list-item>
          <text:p text:style-name="P25">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6">'</text:span>1<text:span text:style-name="T6">'</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6">AND NOT</text:span> mask) <text:span text:style-name="T6">EQUALS</text:span> (R <text:span text:style-name="T6">AND NOT </text:span>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change-start text:change-id="ct105553166037184"/>, <text:span text:style-name="T8">followed by 0 or more additional payload bytes</text:span><text:change-end text:change-id="ct105553166037184"/></text:p>
          </table:table-cell>
        </table:table-row>
      </table:table>
      <text:p text:style-name="Standard"><text:s/><text:change-start text:change-id="ct105553165968768"/></text:p>
      <text:p text:style-name="P23">The MTIs of 0x05B5, 0x05B6 and 0x05B7 are permanently reserved <text:span text:style-name="T15">for </text:span><text:span text:style-name="T5">the</text:span><text:span text:style-name="T15"> CAN implementation of this protocol </text:span>and shall not be used in any future version of this or any other OpenLCB Standards <text:change-end text:change-id="ct105553165968768"/><text:change-start text:change-id="ct105553165968288"/><text:span text:style-name="T16">for any other purpose</text:span><text:change-end text:change-id="ct105553165968288"/><text:change-start text:change-id="ct105553165969008"/>.<text:change-end text:change-id="ct105553165969008"/></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ext:soft-page-break/>This message has three sub-forms, which carry the status of the identified consumer. <text:s/>They are, respectively:</text:p>
      <text:list xml:id="list3434321335" text:style-name="L2">
        <text:list-item>
          <text:p text:style-name="P26">Currently valid – the internal state of the consumer &amp; associated devices is known to be <text:span text:style-name="T6">the </text:span>same as if this <text:span text:style-name="T7">was the last </text:span>event <text:span text:style-name="T7">consumed</text:span></text:p>
        </text:list-item>
        <text:list-item>
          <text:p text:style-name="P26">Currently invalid – the internal state of the consumer &amp; associated devices is known to not be the same as if this <text:span text:style-name="T7">was the last </text:span>event <text:span text:style-name="T7">consumed</text:span></text:p>
        </text:list-item>
        <text:list-item>
          <text:p text:style-name="P26">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75543893970180" text:continue-numbering="true" text:style-name="L2">
        <text:list-item>
          <text:p text:style-name="P26">Currently valid – the internal state of the producer &amp; associated devices is known to be that which would cause them to produce the event</text:p>
        </text:list-item>
        <text:list-item>
          <text:p text:style-name="P26">Currently invalid – the internal state of the producer &amp; associated devices is known to not be the same as that which would cause them to produce the event</text:p>
        </text:list-item>
        <text:list-item>
          <text:p text:style-name="P26"><text:soft-page-break/>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27">The producer or consumer sends a Producer Identified or Consumer Identified, respectively, message containing the Event ID.</text:p>
        </text:list-item>
        <text:list-item>
          <text:p text:style-name="P27">The producer or consumer sends a Producer Range Identified or Consumer Range Identified, respectively, message where the indicated range contains the Event ID.</text:p>
        </text:list-item>
        <text:list-item>
          <text:p text:style-name="P27">Producers and consumers of Event IDs in the Automatically-Routed range are in the Advertised state once the node is in the Initialized state.</text:p>
        </text:list-item>
      </text:list>
      <text:p text:style-name="Standard"><text:soft-page-break/>The messages defined by this Standard shall only be sent when the sending node is in Initialized state.</text:p>
      <text:p text:style-name="Standard">Producer/Consumer Event Report messages may only be sent when the associated producer is in <text:span text:style-name="T6">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66037904"/> <text:span text:style-name="T9">and optional payload</text:span><text:change-end text:change-id="ct105553166037904"/>.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66038144"/> <text:span text:style-name="T10">other than the </text:span><text:change-end text:change-id="ct105553166038144"/><text:change-start text:change-id="ct105553166038384"/><text:span text:style-name="T10">Producer/Consumer Event Report message</text:span><text:change-end text:change-id="ct105553166038384"/>. The <text:change-start text:change-id="ct105553166038864"/><text:span text:style-name="T10">other </text:span><text:change-end text:change-id="ct105553166038864"/>messages are formatted on CAN transport as defined for generic addressed messages in the OpenLCB Message Network Standard. <text:change-start text:change-id="ct105553166038624"/></text:p>
      <text:p text:style-name="P21">When the Producer/Consumer Event Report message has only the Event ID and no additional payload, it is sent as a single frame with the <text:change-end text:change-id="ct105553166038624"/><text:change-start text:change-id="ct105553166039344"/>0x05B4 MTI documented above.</text:p>
      <text:p text:style-name="P21">When a Producer/Consumer Event Report message contains an additional payload, it is sen<text:span text:style-name="T13">t</text:span> as multiple frames:<text:change-end text:change-id="ct105553166039344"/><text:change-start text:change-id="ct105553166039824"/></text:p>
      <text:list text:style-name="L4">
        <text:list-item>
          <text:p text:style-name="P28"><text:change-end text:change-id="ct105553166039824"/>The Event ID is sent in a CAN frame formatted with <text:change text:change-id="ct105553165717728"/><text:change-start text:change-id="ct105553165721328"/><text:span text:style-name="T17">the Variable field containing</text:span><text:change-end text:change-id="ct105553165721328"/><text:change-start text:change-id="ct105553165830016"/> 0x05B7</text:p>
        </text:list-item>
        <text:list-item>
          <text:p text:style-name="P28"><text:soft-page-break/>If there are more than eight bytes of payload, one or more CAN frames carrying eight sequential bytes of the payload are sent<text:change-end text:change-id="ct105553165830016"/><text:change-start text:change-id="ct105553165830496"/> with <text:span text:style-name="T17">the Variable field containing</text:span> 0x05B6. <text:s/>Note that these must carry exactly eight bytes of payload.</text:p>
        </text:list-item>
        <text:list-item>
          <text:p text:style-name="P28">The final one to eight bytes are sent in a CAN frame with <text:span text:style-name="T17">the Variable field containing</text:span> <text:change-end text:change-id="ct105553165830496"/><text:change-start text:change-id="ct105553165829776"/>0x05B5.</text:p>
        </text:list-item>
      </text:list>
      <text:p text:style-name="P22">The CAN frames making up a single Producer/Consumer Event Report message with payload must be sent together, with no intervening lower priority frames. <text:s/>This includes a Producer/Consumer Event Report message without payload (MTI 0x5b4). <text:span text:style-name="T14">A Gateway translating the above CAN frame sequence to a different Data Link layer shall ensure that for this sequence of frames, only one message is sent out with an MTI of 0x5B4. </text:span></text:p>
      <text:p text:style-name="P21"><text:change-end text:change-id="ct105553165829776"/><text:change text:change-id="ct105553165830736"/></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20"><text:s/>4.1 Producer/Consumer Event Report (PCER)<text:tab/>2</text:p>
          <text:p text:style-name="P20"><text:s/>4.2 Identify Consumer<text:tab/>2</text:p>
          <text:p text:style-name="P20"><text:s/>4.3 Consumer Identified<text:tab/>2</text:p>
          <text:p text:style-name="P20"><text:s/>4.4 Consumer Range Identified<text:tab/>3</text:p>
          <text:p text:style-name="P20"><text:s/>4.5 Identify Producer<text:tab/>3</text:p>
          <text:p text:style-name="P20"><text:s/>4.6 Producer Identified<text:tab/>3</text:p>
          <text:p text:style-name="P20"><text:s/>4.7 Producer Range Identified<text:tab/>3</text:p>
          <text:p text:style-name="P20"><text:s/>4.8 Identify Events<text:tab/>4</text:p>
          <text:p text:style-name="P20"><text:s/>4.9 Learn Event<text:tab/>4</text:p>
          <text:p text:style-name="P19"><text:s/>5 States (Normative)<text:tab/>4</text:p>
          <text:p text:style-name="P19"><text:s/>6 Interactions (Normative)<text:tab/>5</text:p>
          <text:p text:style-name="P20"><text:s/>6.1 Event Transfer<text:tab/>5</text:p>
          <text:p text:style-name="P20"><text:s/>6.2 Event Inquiry<text:tab/>5</text:p>
          <text:p text:style-name="P20"><text:s/>6.3 Producer Inquiry<text:tab/>5</text:p>
          <text:p text:style-name="P20"><text:s/>6.4 Consumer Inquiry<text:tab/>6</text:p>
          <text:p text:style-name="P20"><text:s/>6.5 Teach/Learn Configuration<text:tab/>6</text:p>
          <text:p text:style-name="P20"><text:s/>6.6 Resetting to Default<text:tab/>6</text:p>
          <text:p text:style-name="P19"><text:s/>7 CAN Adaptation (Normative)<text:tab/>6</text:p>
        </text:index-body>
      </text:table-of-conten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5</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80</meta:editing-cycles>
    <meta:editing-duration>P4DT6H53M56S</meta:editing-duration>
    <meta:generator>LibreOffice/7.4.6.2$MacOSX_X86_64 LibreOffice_project/5b1f5509c2decdade7fda905e3e1429a67acd63d</meta:generator>
    <dc:date>2023-11-20T07:55:42.244988282</dc:date>
    <meta:keyword>Event Transport</meta:keyword>
    <dc:creator>Bob Jacobsen</dc:creator>
    <meta:document-statistic meta:table-count="10" meta:image-count="1" meta:object-count="0" meta:page-count="8" meta:paragraph-count="219" meta:word-count="2316" meta:character-count="14322" meta:non-whitespace-character-count="12148"/>
    <meta:user-defined meta:name="OLCBdate">Oct 19, 2023</meta:user-defined>
    <meta:user-defined meta:name="OLCBstatus">Draft</meta:user-defined>
    <meta:user-defined meta:name="OLCByear">2023</meta:user-defined>
  </office:meta>
</office:document-meta>
</file>